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dd826"/>
    </style:style>
    <style:style style:name="P3" style:family="paragraph" style:parent-style-name="Standard">
      <style:paragraph-properties fo:text-align="start" style:justify-single-word="false" style:writing-mode="lr-tb"/>
      <style:text-properties officeooo:paragraph-rsid="000f529b"/>
    </style:style>
    <style:style style:name="P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style>
    <style:style style:name="P5" style:family="paragraph" style:parent-style-name="Standard">
      <style:paragraph-properties fo:text-align="end" style:justify-single-word="false" style:writing-mode="rl-tb"/>
    </style:style>
    <style:style style:name="P6" style:family="paragraph" style:parent-style-name="Standard">
      <style:paragraph-properties fo:text-align="end" style:justify-single-word="false" style:writing-mode="rl-tb"/>
      <style:text-properties officeooo:paragraph-rsid="000dd826"/>
    </style:style>
    <style:style style:name="P7" style:family="paragraph" style:parent-style-name="Standard">
      <style:paragraph-properties fo:text-align="end" style:justify-single-word="false" style:writing-mode="rl-tb"/>
      <style:text-properties officeooo:paragraph-rsid="000f529b"/>
    </style:style>
    <style:style style:name="T1" style:family="text">
      <style:text-properties officeooo:rsid="001199f8"/>
    </style:style>
    <style:style style:name="T2" style:family="text">
      <style:text-properties officeooo:rsid="00128f91"/>
    </style:style>
    <style:style style:name="T3" style:family="text">
      <style:text-properties officeooo:rsid="0013ea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nts on your work have now been received. On the basis of these reviews your Editor is advising that you revise your manuscript.</text:p>
      <text:p text:style-name="P5">نظرات در مورد کار شما در حال حاضر دریافت شده است. بر اساس این بررسی ها ویراستار شما توصیه می<text:span text:style-name="T3">‌</text:span>کند که ن<text:span text:style-name="T1">وشته‌</text:span>ی خود را اصلاح کنید.</text:p>
      <text:p text:style-name="P1">For your guidance, all comments are appended below or can be downloaded. If you decide to revise the work, please submit a list of changes or a rebuttal against each point which is being raised when you submit the revised manuscript, together with the source files of your revised manuscript. If you send us the source (editable files in Word or TeX) files of your paper, there will be no delays in producing the proof, if your paper is accepted.</text:p>
      <text:p text:style-name="P5">برای راهنمایی شما، همه نظرات در زیر ضمیمه شده است یا قابل دانلود است. اگر تصمیم به تجدید نظر در کار دارید، لطفاً فهرستی از تغییرات یا ردی<text:span text:style-name="T3">(تکذیب)</text:span> در برابر هر نکته ای که هنگام ارسال نسخه اصلاح شده مطرح می شود، همراه با فایل های منبع دستنوشته اصلاح شده خود ارائه دهید. در صورتی که فایل های منبع (فایل های قابل ویرایش در Word یا TeX) مقاله خود را برای ما ارسال کنید، در صورت قبولی مقاله شما هیچ تاخیری در ارائه مدرک وجود نخواهد داشت.</text:p>
      <text:p text:style-name="P1">If you decline to revise the work, the manuscript will reinstated and will be rejected.</text:p>
      <text:p text:style-name="P5">اگر از بازنگری اثر خودداری کنید، نسخه خطی مجدداً اجرا می شود و رد می شود.</text:p>
      <text:p text:style-name="P1">You can submit the TeX files as a .zip file which the system will then automatically unzip. You then need to assign designations to each file.</text:p>
      <text:p text:style-name="P1">To submit a revision, please go to https://www.editorialmanager.com/matcom/ and log-in as an Author:</text:p>
      <text:p text:style-name="P5">می‌توانید فایل‌های TeX را به صورت فایل زیپ ارسال کنید که سیستم به‌طور خودکار از حالت فشرده خارج می‌شود. سپس باید به هر فایل نام هایی اختصاص دهید.</text:p>
      <text:p text:style-name="P5">برای ارسال یک ویرایش، لطفاً به https://www.editorialmanager.com/matcom/ بروید و به عنوان نویسنده وارد شوید:</text:p>
      <text:p text:style-name="P1">Your username is: ********</text:p>
      <text:p text:style-name="P1"/>
      <text:p text:style-name="P1">On your Main Menu page is a folder entitled "Submissions Needing Revision". You will find your submission record there. </text:p>
      <text:p text:style-name="P1"/>
      <text:p text:style-name="P1">The revised version of your submission is due by 01 May 2022.</text:p>
      <text:p text:style-name="P5">نسخه اصلاح شده ارسالی شما تا 01 مه 2022 موعد مقرر است.</text:p>
      <text:p text:style-name="P1">Data in Brief (optional):</text:p>
      <text:p text:style-name="P1">We invite you to convert your supplementary data (or a part of it) into an additional journal publication in Data in Brief, a multi-disciplinary open access journal. Data in Brief articles are a fantastic way to describe supplementary data and associated metadata, or full raw datasets deposited in an external repository, which are otherwise unnoticed. A Data in Brief article (which will be reviewed, formatted, indexed, and given a DOI) will make your data easier to find, reproduce, and cite.</text:p>
      <text:p text:style-name="P5">داده ها به طور خلاصه (اختیاری):</text:p>
      <text:p text:style-name="P5">ما از شما دعوت می کنیم که داده های تکمیلی خود (یا بخشی از آن) را به یک نشریه ژورنالی اضافی در Data in Brief تبدیل کنید، یک مجله با دسترسی آزاد چند رشته ای. داده‌ها در مقاله‌های مختصر روشی فوق‌العاده برای توصیف داده‌های تکمیلی و ابرداده‌های مرتبط، یا مجموعه داده‌های خام کامل ذخیره‌شده در یک مخزن خارجی هستند که در غیر این صورت مورد توجه قرار نمی‌گیرند. یک مقاله Data in Brief (که بررسی، قالب بندی، نمایه سازی و DOI داده می شود) یافتن، بازتولید و استناد داده های شما را آسان تر می کند.</text:p>
      <text:p text:style-name="P1">You can submit to Data in Brief when you upload your revised manuscript. To do so, complete the template and follow the co-submission instructions found here: www.elsevier.com/dib-template. If <text:soft-page-break/>your manuscript is accepted, your Data in Brief submission will automatically be transferred to Data in Brief for editorial review and publication.</text:p>
      <text:p text:style-name="P5">هنگام آپلود دستنوشته اصلاح شده خود، می توانید به داده ها به صورت خلاصه ارسال کنید. برای انجام این کار، الگو را تکمیل کنید و دستورالعمل‌های ارسال مشترک را که در اینجا آمده است دنبال کنید: www.elsevier.com/dib-template. اگر دست‌نوشته شما پذیرفته شود، ارسال داده‌های مختصر شما به‌طور خودکار برای بررسی و انتشار ویراستاری به Data in Brief منتقل می‌شود.</text:p>
      <text:p text:style-name="P1">Please note: an open access Article Publication Charge (APC) is payable by the author or research funder to cover the costs associated with publication in Data in Brief and ensure your data article is immediately and permanently free to access by all. For the current APC see: <text:a xlink:type="simple" xlink:href="http://www.elsevier.com/journals/data-in-brief/2352-3409/open-access-journal" text:style-name="Internet_20_link" text:visited-style-name="Visited_20_Internet_20_Link">www.elsevier.com/journals/data-in-brief/2352-3409/open-access-journal</text:a></text:p>
      <text:p text:style-name="P5">لطفاً توجه داشته باشید: هزینه انتشار مقاله با دسترسی آزاد (APC) توسط نویسنده یا سرمایه‌گذار تحقیق پرداخت می‌شود تا هزینه‌های مربوط به انتشار در داده‌ها را به طور خلاصه پوشش دهد و اطمینان حاصل شود که مقاله داده‌های شما بلافاصله و برای همیشه برای همه رایگان است. برای اطلاع از APC فعلی به: www.elsevier.com/journals/data-in-brief/2352-3409/open-access-journal مراجعه کنید</text:p>
      <text:p text:style-name="P1">Please contact the Data in Brief editorial office at dib-me@elsevier.com or visit the Data in Brief homepage (www.journals.elsevier.com/data-in-brief/) if you have questions or need further information.</text:p>
      <text:p text:style-name="P1">لطفاً با دفتر تحریریه Data in Brief به آدرس dib-me@elsevier.com تماس بگیرید یا اگر سؤالی دارید یا به اطلاعات بیشتر نیاز دارید به صفحه اصلی Data in Brief (www.journals.elsevier.com/data-in-brief/) مراجعه کنید.</text:p>
      <text:p text:style-name="P1">MethodsX (optional) </text:p>
      <text:p text:style-name="P1"/>
      <text:p text:style-name="P2">We invite you to submit a method article alongside your research article. This is an opportunity to get full credit for the time and money spent on developing research methods, and to increase the visibility and impact of your work. If your research article is accepted, we will contact you with instructions on the submission process for your method article to MethodsX. On receipt at MethodsX it will be editorially reviewed and, upon acceptance, published as a separate method article. Your articles will be linked on ScienceDirect. </text:p>
      <text:p text:style-name="P2"/>
      <text:p text:style-name="P2">Please prepare your paper using the MethodsX Guide for Authors:</text:p>
      <text:p text:style-name="P1">https://www.elsevier.com/journals/methodsx/2215-0161/guide-for-authors (and template available here: https://www.elsevier.com/MethodsX-template) Open access fees apply.</text:p>
      <text:p text:style-name="P1"/>
      <text:p text:style-name="P1">Yours sincerely,</text:p>
      <text:p text:style-name="P5">MethodsX (اختیاری)</text:p>
      <text:p text:style-name="P5"/>
      <text:p text:style-name="P5">از شما دعوت می کنیم در کنار مقاله تحقیقی خود مقاله روش نیز ارسال کنید. این فرصتی است برای دریافت اعتبار کامل برای زمان و هزینه ای که برای توسعه روش های تحقیق صرف می شود و دید و تأثیر کار خود را افزایش دهید. اگر مقاله تحقیقاتی شما پذیرفته شود، با دستورالعمل هایی در مورد فرآیند ارسال مقاله روش شما به MethodsX با شما تماس خواهیم گرفت. پس از دریافت در MethodsX، به صورت سرمقاله بررسی می‌شود و پس از پذیرش، به عنوان یک مقاله روش جداگانه منتشر می‌شود. مقالات شما در ScienceDirect لینک خواهند شد.</text:p>
      <text:p text:style-name="P5"/>
      <text:p text:style-name="P5">لطفا مقاله خود را با استفاده از راهنمای MethodsX برای نویسندگان تهیه کنید:</text:p>
      <text:p text:style-name="P5">https://www.elsevier.com/journals/methodsx/2215-0161/guide-for-authors (و الگو در اینجا موجود است: https://www.elsevier.com/MethodsX-template) هزینه دسترسی آزاد اعمال می شود.</text:p>
      <text:p text:style-name="P5"><text:soft-page-break/></text:p>
      <text:p text:style-name="P5">ارادتمند شما،</text:p>
      <text:p text:style-name="P1">Rosa Maria Spitaleri, Research Director</text:p>
      <text:p text:style-name="P1">Editor in Chief</text:p>
      <text:p text:style-name="P1">Mathematics and Computers in Simulation</text:p>
      <text:p text:style-name="P1"/>
      <text:p text:style-name="P1">Note: While submitting the revised manuscript, please double check the author names provided in the submission so that authorship related changes are made in the revision stage. If your manuscript is accepted, no authorshipchange is allowed. Changes in authorship during revision are allowed only if all authors, old and new, agree to it in writing to the Editor-in-Chief.</text:p>
      <text:p text:style-name="P5">توجه: در هنگام ارسال نسخه اصلاح شده، لطفاً نام نویسندگان ارائه شده در ارسال را مجدداً بررسی کنید تا تغییرات مربوط به تألیف در مرحله بازبینی ایجاد شود. در صورتی که دستنوشته شما پذیرفته شود، هیچ گونه تغییر نویسندگی مجاز نیست. تغییر در تألیف در طول بازبینی تنها در صورتی مجاز است که همه نویسندگان، قدیم و جدید، به صورت کتبی با سردبیر موافقت کنند.</text:p>
      <text:p text:style-name="P1">Reviewers' comments:</text:p>
      <text:p text:style-name="P1"/>
      <text:p text:style-name="P1">Editor: Thanks a lot for your submission to MATCOM. Reviewers are recommending a major revision of your paper. Please address all reviewers' concerns in detail, particularly those regarding novelty and advantages with respect to existing literature.</text:p>
      <text:p text:style-name="P5">نظرات داوران:</text:p>
      <text:p text:style-name="P5"/>
      <text:p text:style-name="P5">سردبیر: از ارسال شما به MATCOM بسیار متشکرم. داوران بازنگری عمده مقاله شما را توصیه می کنند. لطفاً به همه نگرانی‌های داوران، به ویژه نگرانی‌های مربوط به تازگی و مزیت‌های مربوط به ادبیات موجود، با جزئیات رسیدگی کنید.</text:p>
      <text:p text:style-name="P1">Reviewer #2: The accurate calculation of capacitances is a significant problem that spans through multiple scientific areas: computational electromagnetics, computational physics, applied mathematics etc.</text:p>
      <text:p text:style-name="P5">نظردهنده شماره 2: محاسبه دقیق ظرفیت ها یک مشکل مهم است که در چندین حوزه علمی گسترده است: الکترومغناطیسی محاسباتی، فیزیک محاسباتی، ریاضیات کاربردی و غیره.</text:p>
      <text:p text:style-name="P1">In the manuscript, starting from (4) it is now known what is the domain of double and quadruple integrals, namely (4), (5), (6), (9), (10) and (11). Reading thought the manuscript one can understand that the boundary surface is divided into multiple squares or tiles, (i.e., meshing of the boundary surface), which further implies that the constant surfaces charge is assumed on each mesh element. The authors should clearly indicate what is the domain of the integration of double and quadruple integrals. Further, the authors should clearly state what are the "basis functions" for the approximation of the distribution of the surface charges.</text:p>
      <text:p text:style-name="P5">در نسخه خطی، با شروع از (4) اکنون مشخص شده است که حوزه انتگرال های مضاعف و چهارگانه چیست، یعنی (4)، (5)، (6)، (9)، (10) و (11). با خواندن این نسخه خطی می‌توان فهمید که سطح مرزی به مربع‌ها یا کاشی‌های متعدد تقسیم می‌شود (یعنی مش‌بندی سطح مرزی)، که بیشتر به این معنی است که بار سطوح ثابت روی هر عنصر مش فرض می‌شود. نویسندگان باید به وضوح نشان دهند که دامنه ادغام انتگرال های دوگانه و چهارگانه چیست. علاوه بر این، نویسندگان باید به وضوح بیان کنند که "توابع پایه" برای تقریب توزیع بارهای سطحی چیست.</text:p>
      <text:p text:style-name="P1">The step between (11) and (12) seems to be the crucial for the presented work, yet very little is said about how that solution is obtained. The authors should provide further details, and comment how the accuracy of calculation of erf-function in (12) affects the overall accuracy of the calculation of capacitances. A comment on how many significant digits are used for erf-function is used is needed, too.</text:p>
      <text:p text:style-name="P5"><text:soft-page-break/>به نظر می رسد مرحله بین (11) و (12) برای کار ارائه شده بسیار مهم است، اما در مورد چگونگی به دست آوردن آن راه حل بسیار کمی گفته شده است. نویسندگان باید جزئیات بیشتری را ارائه دهند و اظهار نظر کنند که چگونه دقت محاسبه تابع erf در (12) بر دقت کلی محاسبه ظرفیت‌ها تأثیر می‌گذارد. نظر در مورد تعداد ارقام مهمی که برای تابع erf استفاده شده است نیز مورد نیاز است.</text:p>
      <text:p text:style-name="P2">Since the authors state that the accurate calculation of capacitances is of interest, complementary to Figs. 3 and 5 they should provide the number of significant digits of the results they obtained or some other numerical estimate of the accuracy of the capacitance that they calculate. Figs. 3 and 5 show monotonically increase of capacitance, but it is not clear if the results converge to the exact solution or to some other solution. The authors should compare their work the known results [34] and cross check the calculated capacitance if the number of tiles is one or two orders of magnitude higher than those presented in Figs. 3 and 5. </text:p>
      <text:p text:style-name="P2"/>
      <text:p text:style-name="P2">For the reasons stated above, the manuscript needs major revision.</text:p>
      <text:p text:style-name="P2"/>
      <text:p text:style-name="P6">از آنجایی که نویسندگان بیان می‌کنند که محاسبه دقیق ظرفیت‌ها مورد توجه است، مکمل شکل. 3 و 5 آنها باید تعداد ارقام قابل توجه نتایجی را که به دست آورده اند یا تخمین عددی دیگری از دقت ظرفیت را که محاسبه می کنند ارائه کنند. <text:span text:style-name="T2">شکل‌های</text:span> 3 و 5 افزایش یکنواخت ظرفیت را نشان می دهد، اما مشخص نیست که آیا نتایج به محلول دقیق همگرا می شوند یا به راه حل های دیگر. نویسندگان باید کار خود را با نتایج شناخته شده مقایسه کنند [34] و اگر تعداد کاشی ها یک یا دو مرتبه بزرگتر از آنچه در شکل ها ارائه شده است، ظرفیت محاسبه شده را بررسی کنند. 3 و 5.</text:p>
      <text:p text:style-name="P6"/>
      <text:p text:style-name="P6">به دلایلی که در بالا ذکر شد، نسخه خطی نیاز به بازبینی اساسی دارد.</text:p>
      <text:p text:style-name="P2"/>
      <text:p text:style-name="P3">Reviewer #3: Dear authors you have proposed the closed form solution for the quadruple integrals over rectangles for parallel and orthogonal case. The paper is well written but there is the following problem. This calculation has been addressed many times in literature. For example in the following paper</text:p>
      <text:p text:style-name="P7">داور شماره 3: نویسندگان محترم شما راه حل شکل بسته را برای انتگرال های چهارگانه بر روی مستطیل برای حالت های موازی و متعامد پیشنهاد کرده اید. مقاله به خوبی نوشته شده است اما مشکل زیر وجود دارد. این محاسبه بارها در ادبیات مطرح شده است. به عنوان مثال در مقاله زیر</text:p>
      <text:p text:style-name="P3"><text:s/>"Z. Song, F. Duval, D. Su, and A. Louis, "Stable partial inductance calculation for partial element equivalent circuit modeling," Applied Computational Electromagnetics Society (ACES) Journal, vol. 25, no. 9, 2010., vol. 25, pp. 738-749, 2010"</text:p>
      <text:p text:style-name="P3"/>
      <text:p text:style-name="P1">the closed form solution for parallel and orhotogonal rectangles can be already found without any limitation on the coplanarity (please see the Table I of this paper where formulas are given in the 4D-1 and 4D-2 tab). In addition, the singularities can be simply handled by using the atan2 function and by considering that lim x-&gt;0 x log (x) = 0.</text:p>
      <text:p text:style-name="P5">راه حل شکل بسته برای مستطیل های موازی و متعامد را می توان بدون هیچ گونه محدودیتی در همسطح بودن پیدا کرد (لطفاً به جدول I این مقاله که در آن فرمول ها در برگه 4D-1 و 4D-2 آورده شده است مراجعه کنید). علاوه بر این، تکینگی ها را می توان به سادگی با استفاده از تابع atan2 و با در نظر گرفتن اینکه lim x-&gt;0 x log (x) = 0 مدیریت کرد.</text:p>
      <text:p text:style-name="P1">I'm sorry but I don't see a clear advantage to use your formulas (with coplanar limitation). Can you clearly explain this point?</text:p>
      <text:p text:style-name="P5">متاسفم اما من مزیت واضحی برای استفاده از فرمول های شما (با محدودیت همسطح) نمی بینم. آیا می توانید این نکته را به وضوح توضیح دهید؟</text:p>
      <text:p text:style-name="P1"><text:soft-page-break/>For further assistance, please visit our customer support site at <text:a xlink:type="simple" xlink:href="http://help.elsevier.com/app/answers/list/p/7923" text:style-name="Internet_20_link" text:visited-style-name="Visited_20_Internet_20_Link">http://help.elsevier.com/app/answers/list/p/7923</text:a>.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p>
      <text:p text:style-name="P5">برای راهنمایی بیشتر، لطفاً از سایت پشتیبانی مشتری ما در http://help.elsevier.com/app/answers/list/p/7923 دیدن کنید. در اینجا می‌توانید راه‌حل‌هایی را در زمینه موضوعات مختلف جستجو کنید، پاسخ سؤالات متداول را بیابید و از طریق آموزش‌های تعاملی درباره EM اطلاعات بیشتری کسب کنید. همچنین در صورت نیاز به کمک بیشتر از یکی از نمایندگان پشتیبانی مشتری، اطلاعات تماس با پشتیبانی 24 ساعته ما را خواهید یافت.</text:p>
      <text:p text:style-name="P1">#AU_MATCOM#</text:p>
      <text:p text:style-name="P5"/>
      <text:p text:style-name="P3">To ensure this email reaches the intended recipient, please do not delete the above code</text:p>
      <text:p text:style-name="P7">برای اطمینان از رسیدن این ایمیل به گیرنده مورد نظر، لطفاً کد بالا را حذف نکنید</text:p>
      <text:p text:style-name="P3">__________________________________________________</text:p>
      <text:p text:style-name="P4">In compliance with data protection regulations, you may request that we remove your personal registration details at any time. (Use the following URL: https://www.editorialmanager.com/matcom/login.asp?a=r). Please contact the publication office if you have any questions.</text:p>
      <text:p text:style-name="P1"/>
      <text:p text:style-name="P5">_________________________________________________</text:p>
      <text:p text:style-name="P5">مطابق با مقررات حفاظت از داده ها، ممکن است در هر زمانی درخواست کنید که ما اطلاعات ثبت نام شخصی شما را حذف کنیم. (از URL زیر استفاده کنید: https://www.editorialmanager.com/matcom/login.asp?a=r). لطفا در صورت داشتن هرگونه سوال با دفتر انتشارات تماس حاصل فرمای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4-29T12:42:45.107997089</dc:date>
    <meta:editing-duration>PT1H48M56S</meta:editing-duration>
    <meta:editing-cycles>3</meta:editing-cycles>
    <meta:document-statistic meta:table-count="0" meta:image-count="0" meta:object-count="0" meta:page-count="5" meta:paragraph-count="69" meta:word-count="2471" meta:character-count="14625" meta:non-whitespace-character-count="12218"/>
  </office:meta>
</office:document-meta>
</file>